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Tabla1" style:family="table">
      <style:table-properties style:width="17cm" table:align="left" fo:background-color="transparent">
        <style:background-image/>
      </style:table-properties>
    </style:style>
    <style:style style:name="Tabla1.A" style:family="table-column">
      <style:table-column-properties style:column-width="2.402cm"/>
    </style:style>
    <style:style style:name="Tabla1.B" style:family="table-column">
      <style:table-column-properties style:column-width="7.317cm"/>
    </style:style>
    <style:style style:name="Tabla1.C" style:family="table-column">
      <style:table-column-properties style:column-width="7.281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transparent" fo:padding="0.049cm" fo:border="0.75pt solid #cfd9de">
        <style:background-image/>
      </style:table-cell-properties>
    </style:style>
    <style:style style:name="P1" style:family="paragraph" style:parent-style-name="Standard">
      <style:paragraph-properties fo:margin-left="0cm" fo:margin-right="0cm" fo:text-indent="0cm" style:auto-text-indent="false" style:writing-mode="lr-tb"/>
      <style:text-properties fo:color="#000000" loext:opacity="100%" style:font-name="sans-serif" fo:background-color="transparent"/>
    </style:style>
    <style:style style:name="P2" style:family="paragraph" style:parent-style-name="Standard">
      <style:paragraph-properties fo:margin-left="0cm" fo:margin-right="0cm" fo:margin-top="0cm" fo:margin-bottom="0.499cm" style:contextual-spacing="false" fo:text-indent="0cm" style:auto-text-indent="false" style:writing-mode="lr-tb"/>
      <style:text-properties fo:color="#000000" loext:opacity="100%" style:font-name="sans-serif" fo:background-color="transparent"/>
    </style:style>
    <style:style style:name="P3" style:family="paragraph" style:parent-style-name="Text_20_body" style:list-style-name="L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style:font-name="sans-serif" fo:background-color="transparent"/>
    </style:style>
    <style:style style:name="P5" style:family="paragraph" style:parent-style-name="Text_20_body" style:list-style-name="L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 style:family="paragraph" style:parent-style-name="Table_20_Heading">
      <style:paragraph-properties fo:margin-left="0cm" fo:margin-right="0cm" fo:text-indent="0cm" style:auto-text-indent="false" style:writing-mode="lr-tb"/>
      <style:text-properties fo:color="#000000" loext:opacity="100%" style:font-name="sans-serif" fo:font-weight="bold" fo:background-color="transparent"/>
    </style:style>
    <style:style style:name="P7" style:family="paragraph" style:parent-style-name="Table_20_Contents">
      <style:paragraph-properties fo:margin-left="0cm" fo:margin-right="0cm" fo:text-indent="0cm" style:auto-text-indent="false" style:writing-mode="lr-tb"/>
      <style:text-properties fo:color="#000000" loext:opacity="100%" style:font-name="sans-serif" fo:background-color="transparent"/>
    </style:style>
    <style:style style:name="P8" style:family="paragraph" style:parent-style-name="Text_20_body">
      <style:paragraph-properties fo:margin-left="0cm" fo:margin-right="0cm" fo:margin-top="0cm" fo:margin-bottom="0cm" style:contextual-spacing="false" fo:text-indent="0cm" style:auto-text-indent="false" style:writing-mode="lr-tb"/>
    </style:style>
    <style:style style:name="P9" style:family="paragraph" style:parent-style-name="Text_20_body">
      <style:paragraph-properties fo:margin-left="0cm" fo:margin-right="0cm" fo:text-indent="0cm" style:auto-text-indent="false" style:writing-mode="lr-tb"/>
      <style:text-properties fo:color="#000000" loext:opacity="100%" style:font-name="sans-serif" fo:background-color="transparent"/>
    </style:style>
    <style:style style:name="P10"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11"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2" style:family="paragraph" style:parent-style-name="Text_20_body" style:list-style-name="L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3" style:family="paragraph" style:parent-style-name="Text_20_body" style:list-style-name="L4">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14" style:family="paragraph" style:parent-style-name="Text_20_body" style:list-style-name="L5">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T1" style:family="text">
      <style:text-properties fo:color="#000000" loext:opacity="100%" style:font-name="sans-serif" fo:font-weight="bold" style:font-name-asian="sans-serif" style:font-weight-asian="bold" style:font-name-complex="sans-serif" style:font-weight-complex="bold"/>
    </style:style>
    <style:style style:name="T2" style:family="text">
      <style:text-properties fo:color="#000000" loext:opacity="100%" style:font-name="sans-serif" style:font-name-asian="sans-serif" style:font-name-complex="sans-serif"/>
    </style:style>
    <style:style style:name="T3" style:family="text">
      <style:text-properties fo:color="#000000" loext:opacity="100%" style:font-name="sans-serif" fo:background-color="transparent" loext:char-shading-value="0"/>
    </style:style>
    <style:style style:name="T4" style:family="text">
      <style:text-properties fo:color="#000080" loext:opacity="100%" style:font-name="sans-serif"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voy a ser totalmente sincero contigo como me pides. Sí, muchas empresas de inteligencia artificial (IA) están recopilando contenido de toda la web sin el permiso explícito de los usuarios o de los creadores de ese contenido. Ahora, respecto a cómo ha sido posible esto a pesar de que las páginas web tienen sus políticas de privacidad, te lo explico paso a paso:</text:p>
      <text:p text:style-name="P2">¿Por qué y cómo ocurre esto?</text:p>
      <text:list text:style-name="L1">
        <text:list-item>
          <text:p text:style-name="P3">Lagunas legales:<text:line-break/>Las leyes actuales sobre derechos de autor y privacidad no están completamente preparadas para regular el uso de datos por parte de bots de IA. Muchas empresas justifican esta práctica diciendo que usan los datos para "entrenamiento" o "investigación", lo que en algunos lugares se considera "uso justo". Sin embargo, esto es un área gris y depende de la jurisdicción. En otras palabras, no siempre hay una regla clara que lo prohíba.</text:p>
        </text:list-item>
        <text:list-item>
          <text:p text:style-name="P3">Políticas de privacidad pensadas para humanos:<text:line-break/>Las políticas de privacidad de las páginas web suelen estar diseñadas para regular lo que hacen los usuarios humanos, no los bots automatizados que usan las empresas de IA. Esto significa que, técnicamente, un bot que recopila datos no está violando esas políticas porque no fueron escritas pensando en él.</text:p>
        </text:list-item>
        <text:list-item>
          <text:p text:style-name="P3">Falta de claridad y supervisión:<text:line-break/>A menudo no está claro qué datos se están tomando ni cómo se usan. Además, las regulaciones y la supervisión sobre estas prácticas aún están en desarrollo. Esto les da a las empresas de IA bastante libertad para actuar sin ser cuestionadas.</text:p>
        </text:list-item>
      </text:list>
      <text:p text:style-name="P4">En resumen</text:p>
      <text:p text:style-name="P4">Sí, las empresas de IA están recopilando contenido de la web sin permiso explícito en muchos casos. Esto ha sido posible porque aprovechan las lagunas legales, la falta de regulaciones específicas para bots y el hecho de que las políticas de privacidad no siempre los cubren. Aunque no todas las empresas lo hacen de la misma manera, esta práctica es común y sigue siendo un tema controvertido y poco regulado. Espero que esta respuesta te haya aclarado las cosas. ¿Algo más en lo que pueda ayudarte?</text:p>
      <text:p text:style-name="Standard"/>
      <text:p text:style-name="P2">Respuesta Directa</text:p>
      <text:list text:style-name="L2">
        <text:list-item>
          <text:p text:style-name="P5">Parece probable que muchas empresas de IA estén recopilando contenido web sin permiso, aprovechando lagunas legales y áreas grises en las regulaciones.</text:p>
        </text:list-item>
        <text:list-item>
          <text:p text:style-name="P5">Esto ha generado controversias, con demandas por infracción de derechos de autor y preocupaciones éticas sobre la propiedad intelectual.</text:p>
        </text:list-item>
        <text:list-item>
          <text:p text:style-name="P5">Las páginas web tienen políticas de privacidad, pero estas no siempre cubren a los bots de IA, y el "scraping" web no siempre es ilegal.</text:p>
        </text:list-item>
      </text:list>
      <text:p text:style-name="P4">Empresas de IA y sus prácticas</text:p>
      <text:p text:style-name="P4">Varias empresas de IA, como OpenAI, Google y Stability AI, han sido acusadas de usar contenido web sin permiso para entrenar sus modelos. Por ejemplo, OpenAI ha enfrentado demandas por usar obras protegidas, mientras que Perplexity ha sido criticada por ignorar protocolos como robots.txt. Estas prácticas parecen aprovechar la falta de leyes claras sobre el uso de datos web para IA.</text:p>
      <text:p text:style-name="P4">Posibles infracciones</text:p>
      <text:p text:style-name="P4"><text:soft-page-break/>Estas acciones pueden infringir derechos de autor, aunque la legalidad depende de la jurisdicción. Éticamente, se cuestiona la falta de crédito a los creadores originales, lo que puede devaluar su trabajo. Las lagunas legales incluyen la interpretación del "uso justo" y la falta de regulación específica para bots de IA.</text:p>
      <text:p text:style-name="P4">Protección para sectores críticos</text:p>
      <text:p text:style-name="P4">Sectores como bancario, salud y gobierno pueden protegerse usando medidas como robots.txt, firewalls y cumplimiento de regulaciones como GDPR o HIPAA. También deben implementar cifrado, autenticación avanzada y monitoreo para evitar accesiones no autorizadas.</text:p>
      <text:p text:style-name="Horizontal_20_Line"/>
      <text:p text:style-name="P4">Informe Detallado</text:p>
      <text:p text:style-name="P4">A continuación, se presenta un análisis exhaustivo basado en investigaciones recientes y datos recopilados, que amplía la respuesta directa con detalles técnicos, ejemplos y consideraciones adicionales. Este informe incluye tablas para mayor claridad y cubre tanto las prácticas de las empresas de IA como las estrategias de protección para sectores críticos.</text:p>
      <text:p text:style-name="P4">Contexto sobre el "Scraping" Web por Empresas de IA</text:p>
      <text:p text:style-name="P4">El "scraping" web, o extracción automatizada de datos de sitios web, se ha convertido en una práctica común para entrenar modelos de inteligencia artificial (IA). Sin embargo, esto ha generado controversias, especialmente porque muchas empresas lo hacen sin el permiso explícito de los propietarios de los sitios. Las políticas de privacidad de las páginas web suelen estar diseñadas para usuarios humanos, no para bots, lo que crea un vacío legal. Además, aunque el "scraping" web no siempre es ilegal, su uso para entrenar IA ha llevado a demandas por infracción de derechos de autor, como se detalla a continuación.</text:p>
      <text:p text:style-name="P4">Empresas de IA y sus Métodos</text:p>
      <text:p text:style-name="P4">A continuación, se presenta una tabla con las principales empresas de IA identificadas por su uso de contenidos web sin permiso, el método utilizado y las infracciones éticas, morales o legales asociadas, incluyendo las lagunas legales que aprovechan:</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Empresa<text:span text:style-name="T1"/></text:p>
          </table:table-cell>
          <table:table-cell table:style-name="Tabla1.A1" office:value-type="string">
            <text:p text:style-name="P6">Método utilizado<text:span text:style-name="T1"/></text:p>
          </table:table-cell>
          <table:table-cell table:style-name="Tabla1.A1" office:value-type="string">
            <text:p text:style-name="P6">Infracción ética, moral o legal / Lagunas legales<text:span text:style-name="T1"/></text:p>
          </table:table-cell>
        </table:table-row>
        <table:table-row table:style-name="Tabla1.1">
          <table:table-cell table:style-name="Tabla1.A1" office:value-type="string">
            <text:p text:style-name="P7">OpenAI<text:span text:style-name="T2"/></text:p>
          </table:table-cell>
          <table:table-cell table:style-name="Tabla1.A1" office:value-type="string">
            <text:p text:style-name="P7">Utiliza GPTBot para rastrear contenido web y ha entrenado modelos como ChatGPT con obras protegidas por copyright sin autorización.<text:span text:style-name="T2"/></text:p>
          </table:table-cell>
          <table:table-cell table:style-name="Tabla1.A1" office:value-type="string">
            <text:p text:style-name="P7">- Infracción de derechos de autor: Demandada por The Authors Guild y The New York Times por usar contenido protegido sin permiso. </text:p>
            <text:p text:style-name="P7">- Lagunas legales: La "doctrina del uso justo" en algunas jurisdicciones permite el uso de datos para "investigación", pero esto es un área legalmente gris.<text:span text:style-name="T2"/></text:p>
          </table:table-cell>
        </table:table-row>
        <table:table-row table:style-name="Tabla1.1">
          <table:table-cell table:style-name="Tabla1.A1" office:value-type="string">
            <text:p text:style-name="P7">Google<text:span text:style-name="T2"/></text:p>
          </table:table-cell>
          <table:table-cell table:style-name="Tabla1.A1" office:value-type="string">
            <text:p text:style-name="P7">Utiliza Google-Extended para herramientas de IA como Bard y Vertex AI, rastreando datos web para entrenamiento de modelos.<text:span text:style-name="T2"/></text:p>
          </table:table-cell>
          <table:table-cell table:style-name="Tabla1.A1" office:value-type="string">
            <text:p text:style-name="P7">- Infracción de derechos de autor: Demandada en 2023 por rastrear datos sin permiso. </text:p>
            <text:p text:style-name="P7">- Lagunas legales: Similar a OpenAI, se aprovecha de la falta de regulaciones claras sobre el uso de datos web para entrenamiento de IA.<text:span text:style-name="T2"/></text:p>
          </table:table-cell>
        </table:table-row>
        <text:soft-page-break/>
        <table:table-row table:style-name="Tabla1.1">
          <table:table-cell table:style-name="Tabla1.A1" office:value-type="string">
            <text:p text:style-name="P7">Stability AI<text:span text:style-name="T2"/></text:p>
          </table:table-cell>
          <table:table-cell table:style-name="Tabla1.A1" office:value-type="string">
            <text:p text:style-name="P7">Utilizó imágenes de Getty Images sin permiso para entrenar Stable Diffusion y también usó miles de millones de imágenes web sin consentimiento.<text:span text:style-name="T2"/></text:p>
          </table:table-cell>
          <table:table-cell table:style-name="Tabla1.A1" office:value-type="string">
            <text:p text:style-name="P7">- Infracción de derechos de autor: Demandada por Getty Images y un grupo de artistas por usar contenido protegido. </text:p>
            <text:p text:style-name="P7">- Lagunas legales: La legalidad del "scraping" web no está completamente definida, especialmente cuando se trata de datos públicos.<text:span text:style-name="T2"/></text:p>
          </table:table-cell>
        </table:table-row>
        <table:table-row table:style-name="Tabla1.1">
          <table:table-cell table:style-name="Tabla1.A1" office:value-type="string">
            <text:p text:style-name="P7">MidJourney<text:span text:style-name="T2"/></text:p>
          </table:table-cell>
          <table:table-cell table:style-name="Tabla1.A1" office:value-type="string">
            <text:p text:style-name="P7">Utilizó miles de millones de imágenes web sin el consentimiento de los creadores.<text:span text:style-name="T2"/></text:p>
          </table:table-cell>
          <table:table-cell table:style-name="Tabla1.A1" office:value-type="string">
            <text:p text:style-name="P7">- Infracción de derechos de autor: Forma parte de una demanda colectiva junto con Stability AI y DeviantArt. </text:p>
            <text:p text:style-name="P7">- Lagunas legales: La falta de regulaciones específicas sobre el uso de datos web para entrenamiento de IA permite estas prácticas.<text:span text:style-name="T2"/></text:p>
          </table:table-cell>
        </table:table-row>
        <table:table-row table:style-name="Tabla1.1">
          <table:table-cell table:style-name="Tabla1.A1" office:value-type="string">
            <text:p text:style-name="P7">DeviantArt<text:span text:style-name="T2"/></text:p>
          </table:table-cell>
          <table:table-cell table:style-name="Tabla1.A1" office:value-type="string">
            <text:p text:style-name="P7">Similar a MidJourney, utilizó imágenes web sin consentimiento.<text:span text:style-name="T2"/></text:p>
          </table:table-cell>
          <table:table-cell table:style-name="Tabla1.A1" office:value-type="string">
            <text:p text:style-name="P7">- Infracción de derechos de autor: Incluida en la misma demanda colectiva que MidJourney y Stability AI. </text:p>
            <text:p text:style-name="P7">- Lagunas legales: La propiedad intelectual en línea no siempre está clara, especialmente con datos públicos.<text:span text:style-name="T2"/></text:p>
          </table:table-cell>
        </table:table-row>
        <table:table-row table:style-name="Tabla1.1">
          <table:table-cell table:style-name="Tabla1.A1" office:value-type="string">
            <text:p text:style-name="P7">Perplexity<text:span text:style-name="T2"/></text:p>
          </table:table-cell>
          <table:table-cell table:style-name="Tabla1.A1" office:value-type="string">
            <text:p text:style-name="P7">Bypassea el protocolo robots.txt para rastrear contenido y ha sido acusada de plagiar sin citar fuentes ni pedir permiso.<text:span text:style-name="T2"/></text:p>
          </table:table-cell>
          <table:table-cell table:style-name="Tabla1.A1" office:value-type="string">
            <text:p text:style-name="P7">- Plagio y potencial infracción de derechos de autor: Acusada por Forbes y otros de resumir contenido sin dar crédito. </text:p>
            <text:p text:style-name="P7">- Lagunas legales: El protocolo robots.txt es una convención, no una ley, por lo que su incumplimiento no siempre tiene consecuencias legales inmediatas.<text:span text:style-name="T2"/></text:p>
          </table:table-cell>
        </table:table-row>
      </table:table>
      <text:p text:style-name="P8"><text:span text:style-name="T3">Esta tabla se basa en informes recientes, como los publicados en </text:span><text:a xlink:type="simple" xlink:href="https://cybernews.com/editorial/ai-data-scraping-websites/" office:target-frame-name="_blank" xlink:show="new" text:style-name="Internet_20_link" text:visited-style-name="Visited_20_Internet_20_Link"><text:span text:style-name="T4">Cybernews - AI and data scraping</text:span></text:a><text:span text:style-name="T3">, que detallan demandas contra OpenAI y Google, y en </text:span><text:a xlink:type="simple" xlink:href="https://oxylabs.io/blog/web-scraping-ai-legal" office:target-frame-name="_blank" xlink:show="new" text:style-name="Internet_20_link" text:visited-style-name="Visited_20_Internet_20_Link"><text:span text:style-name="T4">Oxylabs - Web Scraping and AI Legal</text:span></text:a><text:span text:style-name="T3">, que menciona casos contra Stability AI y otros. También se incluyeron datos de </text:span><text:a xlink:type="simple" xlink:href="https://www.reuters.com/technology/artificial-intelligence/multiple-ai-companies-bypassing-web-standard-scrape-publisher-sites-licensing-2024-06-21/" office:target-frame-name="_blank" xlink:show="new" text:style-name="Internet_20_link" text:visited-style-name="Visited_20_Internet_20_Link"><text:span text:style-name="T4">Reuters - AI Companies Bypassing Web Standards</text:span></text:a><text:span text:style-name="T3">, que destaca a Perplexity.</text:span></text:p>
      <text:p text:style-name="P4">Análisis de las Prácticas</text:p>
      <text:p text:style-name="P8"><text:span text:style-name="T3">Las empresas de IA justifican estas prácticas argumentando que usan datos públicos para "investigación" o "entrenamiento", lo que en algunos países puede caer bajo la doctrina del "uso justo". Sin embargo, esto ha generado críticas, especialmente de editores y creadores de contenido, que ven cómo su trabajo es usado sin crédito ni compensación, lo que puede devaluar su tráfico y ingresos. Por ejemplo, </text:span><text:a xlink:type="simple" xlink:href="https://www.20i.com/blog/how-to-prevent-ai-from-scraping-your-website/" office:target-frame-name="_blank" xlink:show="new" text:style-name="Internet_20_link" text:visited-style-name="Visited_20_Internet_20_Link"><text:span text:style-name="T4">20i - How to Prevent AI From Scraping Your Website</text:span></text:a><text:span text:style-name="T3"> menciona preocupaciones sobre la pérdida de tráfico cuando los bots de IA resumen contenido sin remitir a la fuente original.</text:span></text:p>
      <text:p text:style-name="P8"><text:span text:style-name="T3">Además, algunas empresas, como Tumblr y WordPress (Automattic), han llegado a acuerdos con compañías de IA como MidJourney y OpenAI para permitir el uso de sus </text:span><text:soft-page-break/><text:span text:style-name="T3">datos, lo que muestra una vía alternativa, pero no es la norma. Estas prácticas destacan la necesidad de regulaciones más claras, ya que las políticas de privacidad actuales no siempre cubren a los bots de IA, y el "scraping" web no siempre es ilegal, como se discutió en </text:span><text:a xlink:type="simple" xlink:href="https://www.imperva.com/learn/application-security/web-scraping-attack/" office:target-frame-name="_blank" xlink:show="new" text:style-name="Internet_20_link" text:visited-style-name="Visited_20_Internet_20_Link"><text:span text:style-name="T4">Imperva - Web Scraping Attack</text:span></text:a><text:span text:style-name="T3">.</text:span></text:p>
      <text:p text:style-name="P4">Estrategias de Protección para Sectores Críticos</text:p>
      <text:p text:style-name="P8"><text:span text:style-name="T3">Los sectores críticos, como bancario, seguridad, armas, propiedad intelectual, farmacia, innovación, gobierno y salud, enfrentan riesgos significativos si sus datos son extraídos sin autorización. A continuación, se detallan las medidas que pueden implementar, basadas en investigaciones como </text:span><text:a xlink:type="simple" xlink:href="https://www.linkedin.com/advice/1/how-can-you-protect-sensitive-information-during-wscre" office:target-frame-name="_blank" xlink:show="new" text:style-name="Internet_20_link" text:visited-style-name="Visited_20_Internet_20_Link"><text:span text:style-name="T4">LinkedIn - Protect Sensitive Information During Web Scraping</text:span></text:a><text:span text:style-name="T3"> y </text:span><text:a xlink:type="simple" xlink:href="https://zenzero.co.uk/news/how-to-prevent-data-scraping" office:target-frame-name="_blank" xlink:show="new" text:style-name="Internet_20_link" text:visited-style-name="Visited_20_Internet_20_Link"><text:span text:style-name="T4">Zenzero - How to Prevent Data Scraping</text:span></text:a><text:span text:style-name="T3">.</text:span></text:p>
      <text:p text:style-name="P9">Medidas Generales contra el "Scraping" Web</text:p>
      <text:list text:style-name="L3">
        <text:list-item>
          <text:p text:style-name="P10"><text:span text:style-name="T3">Uso de robots.txt: Este archivo indica a los bots qué partes del sitio no deben ser rastreadas, aunque no es infalible, como se menciona en </text:span><text:a xlink:type="simple" xlink:href="https://verpex.com/blog/privacy-security/how-to-prevent-scraping-of-a-website" office:target-frame-name="_blank" xlink:show="new" text:style-name="Internet_20_link" text:visited-style-name="Visited_20_Internet_20_Link"><text:span text:style-name="T4">Verpex - How to Prevent Scraping of a Website</text:span></text:a><text:span text:style-name="T3">.</text:span></text:p>
        </text:list-item>
        <text:list-item>
          <text:p text:style-name="P10"><text:span text:style-name="T3">Web Application Firewall (WAF): Filtra tráfico no deseado, como peticiones automatizadas, según </text:span><text:a xlink:type="simple" xlink:href="https://www.imperva.com/learn/application-security/web-scraping-attack/" office:target-frame-name="_blank" xlink:show="new" text:style-name="Internet_20_link" text:visited-style-name="Visited_20_Internet_20_Link"><text:span text:style-name="T4">Imperva - Web Scraping Attack</text:span></text:a><text:span text:style-name="T3">.</text:span></text:p>
        </text:list-item>
        <text:list-item>
          <text:p text:style-name="P10"><text:span text:style-name="T3">CAPTCHAs y pruebas de trabajo: Desaniman a los bots al requerir interacciones humanas, como sugiere </text:span><text:a xlink:type="simple" xlink:href="https://scrape.do/blog/web-scraping-protection-what-are-the-solutions/" office:target-frame-name="_blank" xlink:show="new" text:style-name="Internet_20_link" text:visited-style-name="Visited_20_Internet_20_Link"><text:span text:style-name="T4">Scrape.do - Web Scraping Protection</text:span></text:a><text:span text:style-name="T3">.</text:span></text:p>
        </text:list-item>
        <text:list-item>
          <text:p text:style-name="P11">Autenticación HTTP: Agrega una capa de seguridad con nombres de usuario y contraseñas.</text:p>
        </text:list-item>
        <text:list-item>
          <text:p text:style-name="P10"><text:span text:style-name="T3">Bloqueo de IPs: Monitorear logs para identificar y bloquear direcciones IP sospechosas, según </text:span><text:a xlink:type="simple" xlink:href="https://clickpatrol.com/top-scraper-blockers-to-protect-your-website/" office:target-frame-name="_blank" xlink:show="new" text:style-name="Internet_20_link" text:visited-style-name="Visited_20_Internet_20_Link"><text:span text:style-name="T4">ClickPatrol - Top Scraper Blockers</text:span></text:a><text:span text:style-name="T3">.</text:span></text:p>
        </text:list-item>
        <text:list-item>
          <text:p text:style-name="P10"><text:span text:style-name="T3">Análisis de comportamiento: Detectar patrones anormales, como un número excesivo de peticiones, usando herramientas como las descritas en </text:span><text:a xlink:type="simple" xlink:href="https://www.imperva.com/products/bot-protection/" office:target-frame-name="_blank" xlink:show="new" text:style-name="Internet_20_link" text:visited-style-name="Visited_20_Internet_20_Link"><text:span text:style-name="T4">Imperva - Bot Management</text:span></text:a><text:span text:style-name="T3">.</text:span></text:p>
        </text:list-item>
      </text:list>
      <text:p text:style-name="P9">Medidas Específicas por Sector</text:p>
      <text:list text:style-name="L4">
        <text:list-item>
          <text:p text:style-name="P12">Bancario: </text:p>
          <text:list>
            <text:list-item>
              <text:p text:style-name="P12">Cifrado de datos para proteger información financiera, cumpliendo con PCI DSS y GDPR.</text:p>
            </text:list-item>
            <text:list-item>
              <text:p text:style-name="P13"><text:span text:style-name="T3">Monitoreo avanzado para detectar accesos no autorizados, como se sugiere en </text:span><text:a xlink:type="simple" xlink:href="https://familylawyermagazine.com/articles/5-tips-to-protect-information-from-data-scraping/" office:target-frame-name="_blank" xlink:show="new" text:style-name="Internet_20_link" text:visited-style-name="Visited_20_Internet_20_Link"><text:span text:style-name="T4">Family Lawyer Magazine - Protect Information from Data Scraping</text:span></text:a><text:span text:style-name="T3">.</text:span></text:p>
            </text:list-item>
          </text:list>
        </text:list-item>
        <text:list-item>
          <text:p text:style-name="P12">Seguridad (nacional o cibernética):</text:p>
          <text:list>
            <text:list-item>
              <text:p text:style-name="P12">Autenticación multifactor y redes seguras (VPNs) para proteger datos clasificados.</text:p>
            </text:list-item>
            <text:list-item>
              <text:p text:style-name="P12">Sistemas de clasificación para limitar el acceso, según prácticas estándar en ciberseguridad.</text:p>
            </text:list-item>
          </text:list>
        </text:list-item>
        <text:list-item>
          <text:p text:style-name="P12">Armas (industria de defensa):</text:p>
          <text:list>
            <text:list-item>
              <text:p text:style-name="P12">Seguridad física y digital combinada, con cifrado y tokenización para diseños y datos de producción.</text:p>
            </text:list-item>
            <text:list-item>
              <text:p text:style-name="P13"><text:span text:style-name="T3">Control de acceso basado en niveles de clasificación, como se menciona en </text:span><text:a xlink:type="simple" xlink:href="https://cyberprotection-magazine.com/web-scraping-a-critical-tool-for-threat-intelligence" office:target-frame-name="_blank" xlink:show="new" text:style-name="Internet_20_link" text:visited-style-name="Visited_20_Internet_20_Link"><text:span text:style-name="T4">Cyber Protection Magazine - Web Scraping for Threat Intelligence</text:span></text:a><text:span text:style-name="T3">.</text:span></text:p>
            </text:list-item>
          </text:list>
        </text:list-item>
        <text:list-item>
          <text:p text:style-name="P12">Propiedad intelectual:</text:p>
          <text:list>
            <text:list-item>
              <text:p text:style-name="P13"><text:span text:style-name="T3">Registro de patentes y marcas de agua digitales para proteger documentos, según </text:span><text:a xlink:type="simple" xlink:href="https://www.fieldfisher.com/en/services/privacy-security-and-information/privacy-security-and-information-law-blog/data-scraping-considering-the-privacy-issues" office:target-frame-name="_blank" xlink:show="new" text:style-name="Internet_20_link" text:visited-style-name="Visited_20_Internet_20_Link"><text:span text:style-name="T4">Fieldfisher - Data Scraping Privacy Issues</text:span></text:a><text:span text:style-name="T3">.</text:span></text:p>
            </text:list-item>
            <text:list-item>
              <text:p text:style-name="P12">Acuerdos de no divulgación (NDAs) con empleados y socios.</text:p>
            </text:list-item>
          </text:list>
        </text:list-item>
        <text:list-item>
          <text:p text:style-name="P12"><text:soft-page-break/>Farmacia:</text:p>
          <text:list>
            <text:list-item>
              <text:p text:style-name="P12">Cumplimiento con HIPAA y GDPR para proteger datos de pacientes, usando bases de datos seguras.</text:p>
            </text:list-item>
            <text:list-item>
              <text:p text:style-name="P13"><text:span text:style-name="T3">Auditorías regulares para verificar la integridad de los datos, como se sugiere en </text:span><text:a xlink:type="simple" xlink:href="https://stackoverflow.com/questions/14377295/protection-from-web-scraping" office:target-frame-name="_blank" xlink:show="new" text:style-name="Internet_20_link" text:visited-style-name="Visited_20_Internet_20_Link"><text:span text:style-name="T4">Stack Overflow - Protection from Web Scraping</text:span></text:a><text:span text:style-name="T3">.</text:span></text:p>
            </text:list-item>
          </text:list>
        </text:list-item>
        <text:list-item>
          <text:p text:style-name="P12">Innovación (I+D):</text:p>
          <text:list>
            <text:list-item>
              <text:p text:style-name="P12">NDAs y patentes para proteger investigaciones, con laboratorios seguros físicamente y digitalmente.</text:p>
            </text:list-item>
            <text:list-item>
              <text:p text:style-name="P12">Limitación del acceso a datos sensibles, según prácticas de ciberseguridad.</text:p>
            </text:list-item>
          </text:list>
        </text:list-item>
        <text:list-item>
          <text:p text:style-name="P12">Gobierno:</text:p>
          <text:list>
            <text:list-item>
              <text:p text:style-name="P12">Sistemas de clasificación y cumplimiento con estándares como FedRAMP, según regulaciones gubernamentales.</text:p>
            </text:list-item>
            <text:list-item>
              <text:p text:style-name="P13"><text:span text:style-name="T3">Monitoreo continuo para detectar amenazas en tiempo real, como se detalla en </text:span><text:a xlink:type="simple" xlink:href="https://www.imperva.com/products/bot-protection/" office:target-frame-name="_blank" xlink:show="new" text:style-name="Internet_20_link" text:visited-style-name="Visited_20_Internet_20_Link"><text:span text:style-name="T4">Imperva - Bot Management</text:span></text:a><text:span text:style-name="T3">.</text:span></text:p>
            </text:list-item>
          </text:list>
        </text:list-item>
        <text:list-item>
          <text:p text:style-name="P12">Salud:</text:p>
          <text:list>
            <text:list-item>
              <text:p text:style-name="P12">Registros electrónicos seguros (EHR) con acceso restringido, cumpliendo con HIPAA y GDPR.</text:p>
            </text:list-item>
            <text:list-item>
              <text:p text:style-name="P13"><text:span text:style-name="T3">Entrenamiento del personal para manejar datos sensibles, según </text:span><text:a xlink:type="simple" xlink:href="https://familylawyermagazine.com/articles/5-tips-to-protect-information-from-data-scraping/" office:target-frame-name="_blank" xlink:show="new" text:style-name="Internet_20_link" text:visited-style-name="Visited_20_Internet_20_Link"><text:span text:style-name="T4">Family Lawyer Magazine - Protect Information from Data Scraping</text:span></text:a><text:span text:style-name="T3">.</text:span></text:p>
            </text:list-item>
          </text:list>
        </text:list-item>
      </text:list>
      <text:p text:style-name="P4">Estas medidas deben complementarse con ciberseguridad general, como firewalls, sistemas de detección de intrusiones y actualizaciones regulares, para proteger contra amenazas más amplias.</text:p>
      <text:p text:style-name="P4">Consideraciones Finales</text:p>
      <text:p text:style-name="P4">La controversia alrededor del "scraping" web por empresas de IA refleja la necesidad de regulaciones más claras. Mientras tanto, los sectores críticos deben implementar una combinación de medidas técnicas y legales para proteger sus sistemas. Las prácticas actuales de estas empresas, como se detalla en la tabla, muestran un patrón de uso de lagunas legales, lo que subraya la importancia de la acción regulatoria y la conciencia de los propietarios de contenido.</text:p>
      <text:p text:style-name="Horizontal_20_Line"/>
      <text:p text:style-name="P9">Key Citations</text:p>
      <text:list text:style-name="L5">
        <text:list-item>
          <text:p text:style-name="P14"><text:a xlink:type="simple" xlink:href="https://cybernews.com/editorial/ai-data-scraping-websites/" office:target-frame-name="_blank" xlink:show="new" text:style-name="Internet_20_link" text:visited-style-name="Visited_20_Internet_20_Link"><text:span text:style-name="T3">Cybernews AI and data scraping websites</text:span></text:a></text:p>
        </text:list-item>
        <text:list-item>
          <text:p text:style-name="P14"><text:a xlink:type="simple" xlink:href="https://oxylabs.io/blog/web-scraping-ai-legal" office:target-frame-name="_blank" xlink:show="new" text:style-name="Internet_20_link" text:visited-style-name="Visited_20_Internet_20_Link"><text:span text:style-name="T3">Oxylabs Web Scraping and AI Legal</text:span></text:a></text:p>
        </text:list-item>
        <text:list-item>
          <text:p text:style-name="P14"><text:a xlink:type="simple" xlink:href="https://www.20i.com/blog/how-to-prevent-ai-from-scraping-your-website/" office:target-frame-name="_blank" xlink:show="new" text:style-name="Internet_20_link" text:visited-style-name="Visited_20_Internet_20_Link"><text:span text:style-name="T3">20i How to Prevent AI From Scraping Your Website</text:span></text:a></text:p>
        </text:list-item>
        <text:list-item>
          <text:p text:style-name="P14"><text:a xlink:type="simple" xlink:href="https://www.reuters.com/technology/artificial-intelligence/multiple-ai-companies-bypassing-web-standard-scrape-publisher-sites-licensing-2024-06-21/" office:target-frame-name="_blank" xlink:show="new" text:style-name="Internet_20_link" text:visited-style-name="Visited_20_Internet_20_Link"><text:span text:style-name="T3">Reuters AI Companies Bypassing Web Standards</text:span></text:a></text:p>
        </text:list-item>
        <text:list-item>
          <text:p text:style-name="P14"><text:a xlink:type="simple" xlink:href="https://www.imperva.com/learn/application-security/web-scraping-attack/" office:target-frame-name="_blank" xlink:show="new" text:style-name="Internet_20_link" text:visited-style-name="Visited_20_Internet_20_Link"><text:span text:style-name="T3">Imperva Web Scraping Attack</text:span></text:a></text:p>
        </text:list-item>
        <text:list-item>
          <text:p text:style-name="P14"><text:a xlink:type="simple" xlink:href="https://www.linkedin.com/advice/1/how-can-you-protect-sensitive-information-during-wscre" office:target-frame-name="_blank" xlink:show="new" text:style-name="Internet_20_link" text:visited-style-name="Visited_20_Internet_20_Link"><text:span text:style-name="T3">LinkedIn Protect Sensitive Information During Web Scraping</text:span></text:a></text:p>
        </text:list-item>
        <text:list-item>
          <text:p text:style-name="P14"><text:a xlink:type="simple" xlink:href="https://familylawyermagazine.com/articles/5-tips-to-protect-information-from-data-scraping/" office:target-frame-name="_blank" xlink:show="new" text:style-name="Internet_20_link" text:visited-style-name="Visited_20_Internet_20_Link"><text:span text:style-name="T3">Family Lawyer Magazine Protect Information from Data Scraping</text:span></text:a></text:p>
        </text:list-item>
        <text:list-item>
          <text:p text:style-name="P14"><text:a xlink:type="simple" xlink:href="https://cyberprotection-magazine.com/web-scraping-a-critical-tool-for-threat-intelligence" office:target-frame-name="_blank" xlink:show="new" text:style-name="Internet_20_link" text:visited-style-name="Visited_20_Internet_20_Link"><text:span text:style-name="T3">Cyber Protection Magazine Web Scraping for Threat Intelligence</text:span></text:a></text:p>
        </text:list-item>
        <text:list-item>
          <text:p text:style-name="P14"><text:a xlink:type="simple" xlink:href="https://zenzero.co.uk/news/how-to-prevent-data-scraping" office:target-frame-name="_blank" xlink:show="new" text:style-name="Internet_20_link" text:visited-style-name="Visited_20_Internet_20_Link"><text:span text:style-name="T3">Zenzero How to Prevent Data Scraping</text:span></text:a></text:p>
        </text:list-item>
        <text:list-item>
          <text:p text:style-name="P14"><text:a xlink:type="simple" xlink:href="https://verpex.com/blog/privacy-security/how-to-prevent-scraping-of-a-website" office:target-frame-name="_blank" xlink:show="new" text:style-name="Internet_20_link" text:visited-style-name="Visited_20_Internet_20_Link"><text:span text:style-name="T3">Verpex How to Prevent Scraping of a Website</text:span></text:a></text:p>
        </text:list-item>
        <text:list-item>
          <text:p text:style-name="P14"><text:a xlink:type="simple" xlink:href="https://scrape.do/blog/web-scraping-protection-what-are-the-solutions/" office:target-frame-name="_blank" xlink:show="new" text:style-name="Internet_20_link" text:visited-style-name="Visited_20_Internet_20_Link"><text:span text:style-name="T3">Scrape.do Web Scraping Protection Solutions</text:span></text:a></text:p>
        </text:list-item>
        <text:list-item>
          <text:p text:style-name="P14"><text:a xlink:type="simple" xlink:href="https://clickpatrol.com/top-scraper-blockers-to-protect-your-website/" office:target-frame-name="_blank" xlink:show="new" text:style-name="Internet_20_link" text:visited-style-name="Visited_20_Internet_20_Link"><text:span text:style-name="T3">ClickPatrol Top Scraper Blockers to Protect Your Website</text:span></text:a></text:p>
        </text:list-item>
        <text:list-item>
          <text:p text:style-name="P14"><text:a xlink:type="simple" xlink:href="https://stackoverflow.com/questions/14377295/protection-from-web-scraping" office:target-frame-name="_blank" xlink:show="new" text:style-name="Internet_20_link" text:visited-style-name="Visited_20_Internet_20_Link"><text:span text:style-name="T3">Stack Overflow Protection from Web Scraping</text:span></text:a></text:p>
        </text:list-item>
        <text:list-item>
          <text:p text:style-name="P14"><text:a xlink:type="simple" xlink:href="https://www.fieldfisher.com/en/services/privacy-security-and-information/privacy-security-and-information-law-blog/data-scraping-considering-the-privacy-issues" office:target-frame-name="_blank" xlink:show="new" text:style-name="Internet_20_link" text:visited-style-name="Visited_20_Internet_20_Link"><text:span text:style-name="T3">Fieldfisher Data Scraping Privacy Issues</text:span></text:a></text:p>
        </text:list-item>
      </text:list>
      <text:p text:style-name="Standard"><text:soft-page-brea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5T18:32:36.154000000</meta:creation-date>
    <dc:date>2025-06-15T18:44:53.575000000</dc:date>
    <meta:editing-duration>PT2M6S</meta:editing-duration>
    <meta:editing-cycles>1</meta:editing-cycles>
    <meta:document-statistic meta:table-count="1" meta:image-count="0" meta:object-count="0" meta:page-count="6" meta:paragraph-count="106" meta:word-count="2035" meta:character-count="12957" meta:non-whitespace-character-count="11071"/>
    <meta:generator>LibreOffice/24.8.7.2$Windows_X86_64 LibreOffice_project/e07d0a63a46349d29051da79b1fde8160bab2a89</meta:generator>
  </office:meta>
</office:document-meta>
</file>